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Type.getRender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setLayoutClass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cre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setDefaultIsStatic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setCreateI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default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getLayou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createI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Type.getItem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LayoutType( String ty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setRenderers( Lis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getDefault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setItemClassName( String item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Typ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